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576cc" officeooo:paragraph-rsid="001576cc"/>
    </style:style>
    <style:style style:name="P3" style:family="paragraph" style:parent-style-name="Standard">
      <style:text-properties officeooo:rsid="001576cc" officeooo:paragraph-rsid="00171788"/>
    </style:style>
    <style:style style:name="P4" style:family="paragraph" style:parent-style-name="Standard">
      <style:text-properties officeooo:rsid="001576cc" officeooo:paragraph-rsid="001d346f"/>
    </style:style>
    <style:style style:name="P5" style:family="paragraph" style:parent-style-name="Standard">
      <style:text-properties officeooo:rsid="001576cc" officeooo:paragraph-rsid="001fb319"/>
    </style:style>
    <style:style style:name="P6" style:family="paragraph" style:parent-style-name="Standard">
      <style:text-properties fo:font-size="16pt" fo:font-weight="bold" officeooo:rsid="001576cc" officeooo:paragraph-rsid="001576c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576cc" officeooo:paragraph-rsid="001d33ee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7f6eb" officeooo:paragraph-rsid="001ba6b9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7f6eb" officeooo:paragraph-rsid="001d33ee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2pt" fo:font-weight="normal" officeooo:rsid="001576cc" officeooo:paragraph-rsid="001576c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ba6b9" officeooo:paragraph-rsid="001ba6b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ba6b9" officeooo:paragraph-rsid="001d33e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d33ee" officeooo:paragraph-rsid="001d33e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1788" officeooo:paragraph-rsid="00171788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style="normal" fo:font-weight="bold" officeooo:rsid="00171788" officeooo:paragraph-rsid="0017178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font-weight="bold" officeooo:rsid="001a0c1a" officeooo:paragraph-rsid="001a0c1a" style:font-weight-asian="bold" style:font-weight-complex="bold"/>
    </style:style>
    <style:style style:name="P17" style:family="paragraph" style:parent-style-name="Standard">
      <style:text-properties fo:font-weight="bold" officeooo:rsid="001a0c1a" officeooo:paragraph-rsid="00171788" style:font-weight-asian="bold" style:font-weight-complex="bold"/>
    </style:style>
    <style:style style:name="P18" style:family="paragraph" style:parent-style-name="Standard">
      <style:text-properties fo:font-weight="bold" officeooo:rsid="0001b652" officeooo:paragraph-rsid="001fb319" style:font-weight-asian="bold" style:font-weight-complex="bold"/>
    </style:style>
    <style:style style:name="P19" style:family="paragraph" style:parent-style-name="Standard">
      <style:text-properties officeooo:rsid="00171788" officeooo:paragraph-rsid="00171788"/>
    </style:style>
    <style:style style:name="P20" style:family="paragraph" style:parent-style-name="Standard">
      <style:text-properties officeooo:rsid="00171788" officeooo:paragraph-rsid="001e6646"/>
    </style:style>
    <style:style style:name="P21" style:family="paragraph" style:parent-style-name="Standard">
      <style:text-properties fo:font-weight="normal" officeooo:rsid="001a0c1a" officeooo:paragraph-rsid="001a0c1a" style:font-weight-asian="normal" style:font-weight-complex="normal"/>
    </style:style>
    <style:style style:name="P22" style:family="paragraph" style:parent-style-name="Standard">
      <style:text-properties officeooo:paragraph-rsid="001ba6b9"/>
    </style:style>
    <style:style style:name="P23" style:family="paragraph" style:parent-style-name="Standard">
      <style:text-properties officeooo:paragraph-rsid="001d33ee"/>
    </style:style>
    <style:style style:name="P24" style:family="paragraph" style:parent-style-name="Standard">
      <style:text-properties officeooo:paragraph-rsid="001d346f"/>
    </style:style>
    <style:style style:name="P25" style:family="paragraph" style:parent-style-name="Standard">
      <style:text-properties fo:font-style="normal" officeooo:rsid="00171788" officeooo:paragraph-rsid="00171788" style:font-style-asian="normal" style:font-style-complex="normal"/>
    </style:style>
    <style:style style:name="P26" style:family="paragraph" style:parent-style-name="Standard">
      <style:text-properties fo:font-style="normal" officeooo:rsid="00171788" officeooo:paragraph-rsid="001e6646" style:font-style-asian="normal" style:font-style-complex="normal"/>
    </style:style>
    <style:style style:name="P27" style:family="paragraph" style:parent-style-name="Standard">
      <style:text-properties fo:font-style="normal" officeooo:rsid="00171788" officeooo:paragraph-rsid="001fb319" style:font-style-asian="normal" style:font-style-complex="normal"/>
    </style:style>
    <style:style style:name="P28" style:family="paragraph" style:parent-style-name="Standard">
      <style:text-properties fo:font-style="normal" officeooo:rsid="0017f6eb" officeooo:paragraph-rsid="001fb319" style:font-style-asian="normal" style:font-style-complex="normal"/>
    </style:style>
    <style:style style:name="P29" style:family="paragraph" style:parent-style-name="Standard">
      <style:text-properties officeooo:rsid="001e6646" officeooo:paragraph-rsid="001e6646"/>
    </style:style>
    <style:style style:name="P30" style:family="paragraph" style:parent-style-name="Standard">
      <style:text-properties officeooo:paragraph-rsid="00171788"/>
    </style:style>
    <style:style style:name="P31" style:family="paragraph" style:parent-style-name="Standard">
      <style:text-properties officeooo:rsid="0017f6eb" officeooo:paragraph-rsid="001fb319"/>
    </style:style>
    <style:style style:name="P32" style:family="paragraph" style:parent-style-name="Standard">
      <style:text-properties officeooo:paragraph-rsid="001fb319"/>
    </style:style>
    <style:style style:name="P33" style:family="paragraph" style:parent-style-name="Standard">
      <style:paragraph-properties fo:text-align="center" style:justify-single-word="false"/>
      <style:text-properties fo:font-size="20pt" fo:font-weight="bold" officeooo:rsid="001e6646" officeooo:paragraph-rsid="001e6646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28pt" fo:font-weight="bold" officeooo:rsid="001e6646" officeooo:paragraph-rsid="001e6646" style:font-size-asian="28pt" style:font-weight-asian="bold" style:font-size-complex="28pt" style:font-weight-complex="bold"/>
    </style:style>
    <style:style style:name="P35" style:family="paragraph" style:parent-style-name="Standard">
      <style:text-properties fo:color="#000000" style:font-name="Liberation Serif" fo:font-size="12pt" fo:font-style="normal" fo:font-weight="normal" officeooo:rsid="001e6646" officeooo:paragraph-rsid="001e664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P36" style:family="paragraph" style:parent-style-name="Standard">
      <style:text-properties officeooo:rsid="0001b652" officeooo:paragraph-rsid="001e6646"/>
    </style:style>
    <style:style style:name="P37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font-size="14pt" officeooo:paragraph-rsid="001e6646" style:font-size-asian="14pt" style:font-size-complex="14pt"/>
    </style:style>
    <style:style style:name="P38" style:family="paragraph" style:parent-style-name="Standard">
      <style:paragraph-properties fo:margin-top="0cm" fo:margin-bottom="0.247cm" loext:contextual-spacing="false"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e6646"/>
    </style:style>
    <style:style style:name="P39" style:family="paragraph" style:parent-style-name="Standard">
      <style:paragraph-properties fo:margin-top="0cm" fo:margin-bottom="0.247cm" loext:contextual-spacing="false" fo:line-height="120%" fo:text-align="center" style:justify-single-word="false" style:writing-mode="lr-tb"/>
      <style:text-properties fo:color="#000000" style:font-name="Liberation Serif" fo:font-size="14pt" fo:font-weight="normal" officeooo:rsid="001e6646" officeooo:paragraph-rsid="001e6646" style:font-name-asian="Liberation Serif1" style:font-size-asian="14pt" style:font-weight-asian="normal" style:font-name-complex="Liberation Serif1" style:font-size-complex="14pt" style:font-weight-complex="bold"/>
    </style:style>
    <style:style style:name="P40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01b652" officeooo:paragraph-rsid="001e6646"/>
    </style:style>
    <style:style style:name="P41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e6646"/>
    </style:style>
    <style:style style:name="P42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fb319"/>
    </style:style>
    <style:style style:name="P43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rsid="0017f6eb" officeooo:paragraph-rsid="001fb319"/>
    </style:style>
    <style:style style:name="P44" style:family="paragraph" style:parent-style-name="Standard">
      <style:paragraph-properties fo:margin-top="0.423cm" fo:margin-bottom="0.212cm" loext:contextual-spacing="false" fo:line-height="100%" fo:text-align="start" style:justify-single-word="false" style:writing-mode="lr-tb"/>
      <style:text-properties fo:color="#000000" style:font-name="Liberation Sans1" fo:font-size="20pt" style:text-underline-style="solid" style:text-underline-width="auto" style:text-underline-color="font-color" fo:font-weight="bold" officeooo:rsid="0001b652" officeooo:paragraph-rsid="001e6646" style:font-name-asian="Liberation Sans2" style:font-size-asian="20pt" style:font-weight-asian="bold" style:font-name-complex="Liberation Sans2" style:font-size-complex="20pt"/>
    </style:style>
    <style:style style:name="P45" style:family="paragraph" style:parent-style-name="Standard">
      <style:text-properties officeooo:paragraph-rsid="00234a8b"/>
    </style:style>
    <style:style style:name="P46" style:family="paragraph" style:parent-style-name="Standard">
      <style:text-properties fo:font-size="12pt" fo:font-weight="normal" officeooo:rsid="001ba6b9" officeooo:paragraph-rsid="00234a8b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ba6b9" officeooo:paragraph-rsid="001ba6b9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ba6b9" officeooo:paragraph-rsid="001d33ee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1a0c1a" officeooo:paragraph-rsid="001a0c1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1a0c1a" officeooo:paragraph-rsid="001d33ee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1a0c1a" officeooo:paragraph-rsid="001ba6b9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bold" officeooo:rsid="001576cc" officeooo:paragraph-rsid="001576cc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1576cc" officeooo:paragraph-rsid="001a0c1a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officeooo:paragraph-rsid="001a0c1a" style:font-size-asian="12pt" style:font-size-complex="12pt"/>
    </style:style>
    <style:style style:name="P55" style:family="paragraph" style:parent-style-name="Standard">
      <style:text-properties fo:font-size="12pt" officeooo:paragraph-rsid="001ba6b9" style:font-size-asian="12pt" style:font-size-complex="12pt"/>
    </style:style>
    <style:style style:name="P56" style:family="paragraph" style:parent-style-name="Standard">
      <style:paragraph-properties fo:line-height="100%" fo:text-align="start" style:justify-single-word="false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fb31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1788" style:font-style-asian="italic" style:font-style-complex="italic"/>
    </style:style>
    <style:style style:name="T3" style:family="text">
      <style:text-properties fo:font-style="italic" officeooo:rsid="0017f6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1788" style:font-style-asian="normal" style:font-style-complex="normal"/>
    </style:style>
    <style:style style:name="T6" style:family="text">
      <style:text-properties fo:font-style="normal" officeooo:rsid="001e6646" style:font-style-asian="normal" style:font-style-complex="normal"/>
    </style:style>
    <style:style style:name="T7" style:family="text">
      <style:text-properties fo:font-style="normal" officeooo:rsid="001fb319" style:font-style-asian="normal" style:font-style-complex="normal"/>
    </style:style>
    <style:style style:name="T8" style:family="text">
      <style:text-properties fo:font-style="normal" officeooo:rsid="0017f6eb" style:font-style-asian="normal" style:font-style-complex="normal"/>
    </style:style>
    <style:style style:name="T9" style:family="text">
      <style:text-properties officeooo:rsid="00171788"/>
    </style:style>
    <style:style style:name="T10" style:family="text">
      <style:text-properties officeooo:rsid="0017f6eb"/>
    </style:style>
    <style:style style:name="T11" style:family="text">
      <style:text-properties officeooo:rsid="0018725c"/>
    </style:style>
    <style:style style:name="T12" style:family="text">
      <style:text-properties fo:font-weight="normal" officeooo:rsid="001a0c1a" style:font-weight-asian="normal" style:font-weight-complex="normal"/>
    </style:style>
    <style:style style:name="T13" style:family="text">
      <style:text-properties fo:font-weight="normal" officeooo:rsid="001ba6b9" style:font-weight-asian="normal" style:font-weight-complex="normal"/>
    </style:style>
    <style:style style:name="T14" style:family="text">
      <style:text-properties officeooo:rsid="001ba6b9"/>
    </style:style>
    <style:style style:name="T15" style:family="text">
      <style:text-properties fo:font-size="12pt" fo:font-weight="normal" officeooo:rsid="001ba6b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d33ee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d346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234a8b" style:font-size-asian="10.5pt" style:font-weight-asian="normal" style:font-size-complex="12pt" style:font-weight-complex="normal"/>
    </style:style>
    <style:style style:name="T19" style:family="text">
      <style:text-properties officeooo:rsid="001d33ee"/>
    </style:style>
    <style:style style:name="T20" style:family="text">
      <style:text-properties officeooo:rsid="001d346f"/>
    </style:style>
    <style:style style:name="T21" style:family="text">
      <style:text-properties fo:color="#000000" style:font-name="Liberation Serif" fo:font-size="12pt" fo:font-style="normal" fo:font-weight="normal" officeooo:rsid="0001b652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2" style:family="text">
      <style:text-properties fo:color="#000000" style:font-name="Liberation Serif" fo:font-size="12pt" fo:font-style="normal" fo:font-weight="normal" officeooo:rsid="0005b30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3" style:family="text">
      <style:text-properties fo:color="#000000" style:font-name="Liberation Serif" fo:font-size="12pt" fo:font-style="normal" fo:font-weight="normal" officeooo:rsid="001e6646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color="#000000" style:font-name="Liberation Serif" fo:font-size="12pt" style:text-underline-style="none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5" style:family="text">
      <style:text-properties fo:color="#000000" style:font-name="Liberation Serif" fo:font-size="12pt" style:text-underline-style="none" fo:font-weight="normal" officeooo:rsid="0018725c" style:font-name-asian="Liberation Serif1" style:font-size-asian="12pt" style:font-weight-asian="normal" style:font-name-complex="Liberation Serif1" style:font-size-complex="12pt" style:font-weight-complex="normal"/>
    </style:style>
    <style:style style:name="T26" style:family="text">
      <style:text-properties fo:color="#000000" style:font-name="Liberation Serif" fo:font-weight="normal" officeooo:rsid="001e6646" style:font-name-asian="Liberation Serif1" style:font-weight-asian="normal" style:font-name-complex="Liberation Serif1" style:font-weight-complex="bold"/>
    </style:style>
    <style:style style:name="T27" style:family="text">
      <style:text-properties fo:color="#000000" style:font-name="Liberation Serif" fo:font-weight="normal" officeooo:rsid="0001b652" style:font-name-asian="Liberation Serif1" style:font-weight-asian="normal" style:font-name-complex="Liberation Serif1" style:font-weight-complex="bold"/>
    </style:style>
    <style:style style:name="T28" style:family="text">
      <style:text-properties fo:color="#000000" style:font-name="Liberation Serif" fo:font-size="20pt" style:text-underline-style="solid" style:text-underline-width="auto" style:text-underline-color="font-color" fo:font-weight="bold" officeooo:rsid="0006495c" style:font-name-asian="Liberation Serif1" style:font-size-asian="20pt" style:font-weight-asian="bold" style:font-name-complex="Liberation Serif1" style:font-size-complex="20pt" style:font-weight-complex="bold"/>
    </style:style>
    <style:style style:name="T29" style:family="text">
      <style:text-properties fo:color="#000000" style:font-name="Liberation Serif" fo:font-size="20pt" style:text-underline-style="solid" style:text-underline-width="auto" style:text-underline-color="font-color" fo:font-weight="bold" officeooo:rsid="0005b306" style:font-name-asian="Liberation Serif1" style:font-size-asian="20pt" style:font-weight-asian="bold" style:font-name-complex="Liberation Serif1" style:font-size-complex="20pt" style:font-weight-complex="bold"/>
    </style:style>
    <style:style style:name="T30" style:family="text">
      <style:text-properties fo:color="#000000" style:font-name="Liberation Serif" fo:font-size="20pt" style:text-underline-style="solid" style:text-underline-width="auto" style:text-underline-color="font-color" fo:font-weight="bold" officeooo:rsid="0001b652" style:font-name-asian="Liberation Serif1" style:font-size-asian="20pt" style:font-weight-asian="bold" style:font-name-complex="Liberation Serif1" style:font-size-complex="20pt" style:font-weight-complex="bold"/>
    </style:style>
    <style:style style:name="T31" style:family="text">
      <style:text-properties fo:color="#000000" style:font-name="Liberation Serif" fo:font-size="20pt" style:text-underline-style="solid" style:text-underline-width="auto" style:text-underline-color="font-color" fo:font-weight="bold" officeooo:rsid="0005b30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32" style:family="text">
      <style:text-properties fo:color="#000000" style:font-name="Liberation Serif" fo:font-size="20pt" style:text-underline-style="solid" style:text-underline-width="auto" style:text-underline-color="font-color" fo:font-weight="bold" officeooo:rsid="001e6646" fo:background-color="#ffffff" loext:char-shading-value="0" style:font-name-asian="Liberation Serif1" style:font-size-asian="20pt" style:font-weight-asian="bold" style:font-name-complex="Liberation Serif1" style:font-size-complex="20pt" style:font-weight-complex="bold"/>
    </style:style>
    <style:style style:name="T33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6646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34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fb319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35" style:family="text">
      <style:text-properties fo:color="#000000" style:font-name="Liberation Serif" fo:font-size="20pt" fo:language="zxx" fo:country="none" style:text-underline-style="solid" style:text-underline-width="auto" style:text-underline-color="font-color" fo:font-weight="bold" officeooo:rsid="001e6646" fo:background-color="#ffffff" loext:char-shading-value="0" style:font-name-asian="Liberation Serif1" style:font-size-asian="20pt" style:language-asian="zxx" style:country-asian="none" style:font-weight-asian="bold" style:font-name-complex="Liberation Serif1" style:font-size-complex="20pt" style:language-complex="zxx" style:country-complex="none" style:font-weight-complex="bold"/>
    </style:style>
    <style:style style:name="T36" style:family="text">
      <style:text-properties fo:color="#000000" style:font-name="Liberation Serif" fo:font-size="16pt" style:text-underline-style="solid" style:text-underline-width="auto" style:text-underline-color="font-color" fo:font-weight="bold" officeooo:rsid="0005b306" style:font-name-asian="Liberation Serif1" style:font-size-asian="16pt" style:font-weight-asian="bold" style:font-name-complex="Liberation Serif1" style:font-size-complex="16pt" style:font-weight-complex="bold"/>
    </style:style>
    <style:style style:name="T37" style:family="text">
      <style:text-properties fo:color="#000000" style:font-name="Liberation Serif" fo:font-size="16pt" style:text-underline-style="solid" style:text-underline-width="auto" style:text-underline-color="font-color" fo:font-weight="bold" officeooo:rsid="001fb319" style:font-name-asian="Liberation Serif1" style:font-size-asian="16pt" style:font-weight-asian="bold" style:font-name-complex="Liberation Serif1" style:font-size-complex="16pt" style:font-weight-complex="bold"/>
    </style:style>
    <style:style style:name="T38" style:family="text">
      <style:text-properties fo:color="#000000" style:font-name="Liberation Serif" fo:font-size="16pt" fo:language="zxx" fo:country="none" style:text-underline-style="solid" style:text-underline-width="auto" style:text-underline-color="font-color" fo:font-weight="bold" officeooo:rsid="001fb319" style:font-name-asian="Liberation Serif1" style:font-size-asian="16pt" style:language-asian="zxx" style:country-asian="none" style:font-weight-asian="bold" style:font-name-complex="Liberation Serif1" style:font-size-complex="16pt" style:language-complex="zxx" style:country-complex="none" style:font-weight-complex="bold"/>
    </style:style>
    <style:style style:name="T39" style:family="text">
      <style:text-properties fo:color="#0000ff" style:font-name="Liberation Serif" fo:font-size="12pt" style:text-underline-style="solid" style:text-underline-width="auto" style:text-underline-color="font-color" fo:font-weight="normal" officeooo:rsid="0005b306" style:font-name-asian="Liberation Serif1" style:font-size-asian="12pt" style:font-weight-asian="normal" style:font-name-complex="Liberation Serif1"/>
    </style:style>
    <style:style style:name="T40" style:family="text">
      <style:text-properties fo:color="#0000ff" style:font-name="Liberation Serif" fo:font-size="12pt" style:text-underline-style="solid" style:text-underline-width="auto" style:text-underline-color="font-color" fo:font-weight="normal" officeooo:rsid="000956a8" style:font-name-asian="Liberation Serif1" style:font-size-asian="12pt" style:font-weight-asian="normal" style:font-name-complex="Liberation Serif1"/>
    </style:style>
    <style:style style:name="T41" style:family="text">
      <style:text-properties fo:color="#0000ff" style:font-name="Liberation Serif" fo:font-size="12pt" style:text-underline-style="solid" style:text-underline-width="auto" style:text-underline-color="font-color" fo:font-weight="normal" officeooo:rsid="0007c3ec" style:font-name-asian="Liberation Serif1" style:font-size-asian="12pt" style:font-weight-asian="normal" style:font-name-complex="Liberation Serif1"/>
    </style:style>
    <style:style style:name="T42" style:family="text">
      <style:text-properties fo:color="#0000ff" style:font-name="Liberation Serif" fo:font-size="12pt" style:text-underline-style="solid" style:text-underline-width="auto" style:text-underline-color="font-color" fo:font-weight="normal" officeooo:rsid="001e6646" style:font-name-asian="Liberation Serif1" style:font-size-asian="12pt" style:font-weight-asian="normal" style:font-name-complex="Liberation Serif1"/>
    </style:style>
    <style:style style:name="T43" style:family="text">
      <style:text-properties fo:color="#0000ff" style:font-name="Liberation Serif" fo:font-size="12pt" style:text-underline-style="solid" style:text-underline-width="auto" style:text-underline-color="font-color" fo:font-weight="normal" officeooo:rsid="0001b652" style:font-name-asian="Liberation Serif1" style:font-size-asian="12pt" style:font-weight-asian="normal" style:font-name-complex="Liberation Serif1"/>
    </style:style>
    <style:style style:name="T44" style:family="text">
      <style:text-properties fo:color="#0000ff" style:font-name="Liberation Serif" fo:font-size="12pt" style:text-underline-style="solid" style:text-underline-width="auto" style:text-underline-color="font-color" fo:font-weight="normal" officeooo:rsid="001fb319" style:font-name-asian="Liberation Serif1" style:font-size-asian="12pt" style:font-weight-asian="normal" style:font-name-complex="Liberation Serif1"/>
    </style:style>
    <style:style style:name="T45" style:family="text">
      <style:text-properties fo:color="#0000ff" style:font-name="Liberation Serif" fo:font-size="12pt" style:text-underline-style="none" fo:font-weight="normal" officeooo:rsid="0005b306" style:font-name-asian="Liberation Serif1" style:font-size-asian="12pt" style:font-weight-asian="normal" style:font-name-complex="Liberation Serif1"/>
    </style:style>
    <style:style style:name="T46" style:family="text">
      <style:text-properties fo:color="#0000ff" style:font-name="Liberation Serif" fo:font-size="12pt" style:text-underline-style="none" fo:font-weight="normal" officeooo:rsid="0006495c" style:font-name-asian="Liberation Serif1" style:font-size-asian="12pt" style:font-weight-asian="normal" style:font-name-complex="Liberation Serif1"/>
    </style:style>
    <style:style style:name="T47" style:family="text">
      <style:text-properties fo:color="#0000ff" style:font-name="Liberation Serif" fo:font-size="12pt" style:text-underline-style="none" fo:font-weight="normal" officeooo:rsid="001e6646" style:font-name-asian="Liberation Serif1" style:font-size-asian="12pt" style:font-weight-asian="normal" style:font-name-complex="Liberation Serif1"/>
    </style:style>
    <style:style style:name="T48" style:family="text">
      <style:text-properties fo:color="#0000ff" style:font-name="Liberation Serif" fo:font-size="12pt" fo:language="zxx" fo:country="none" style:text-underline-style="solid" style:text-underline-width="auto" style:text-underline-color="font-color" fo:font-weight="normal" officeooo:rsid="001e6646" style:font-name-asian="Liberation Serif1" style:font-size-asian="12pt" style:language-asian="zxx" style:country-asian="none" style:font-weight-asian="normal" style:font-name-complex="Liberation Serif1" style:language-complex="zxx" style:country-complex="none"/>
    </style:style>
    <style:style style:name="T49" style:family="text">
      <style:text-properties officeooo:rsid="0001b652"/>
    </style:style>
    <style:style style:name="T50" style:family="text">
      <style:text-properties officeooo:rsid="001fb319"/>
    </style:style>
    <style:style style:name="T51" style:family="text">
      <style:text-properties officeooo:rsid="00234a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4"/>
      <text:p text:style-name="P34">Fichier de configuration NAGIOS</text:p>
      <text:p text:style-name="P34">Serveur de supervision</text:p>
      <text:p text:style-name="P29"/>
      <text:p text:style-name="P29"/>
      <text:p text:style-name="P6"/>
      <text:p text:style-name="P6"/>
      <text:p text:style-name="P39"/>
      <text:p text:style-name="P39"/>
      <text:p text:style-name="P37"><text:span text:style-name="T26">R</text:span><text:span text:style-name="T27">édigée par : KEVIN SOUSA<text:tab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21">Version: </text:span><text:span text:style-name="T22">1</text:span><text:span text:style-name="T21"><text:tab/><text:tab/><text:tab/><text:tab/><text:tab/><text:tab/><text:tab/><text:tab/><text:tab/><text:tab/> <text:s/>Date: </text:span><text:span text:style-name="T23">09</text:span><text:span text:style-name="T21">/0</text:span><text:span text:style-name="T23">2</text:span><text:span text:style-name="T21">/202</text:span><text:span text:style-name="T23">1</text:span></text:p>
      <text:p text:style-name="P19"/>
      <text:p text:style-name="P19"><text:soft-page-break/></text:p>
      <text:p text:style-name="P19"/>
      <text:p text:style-name="P44">Table des matières</text:p>
      <text:p text:style-name="P36"/>
      <text:p text:style-name="P36"/>
      <text:p text:style-name="P36"/>
      <text:p text:style-name="P36"/>
      <text:p text:style-name="P41"><text:a xlink:type="simple" xlink:href="#__RefHeading___Toc105_1331172400" text:style-name="Internet_20_link" text:visited-style-name="Visited_20_Internet_20_Link"><text:span text:style-name="Internet_20_link"><text:span text:style-name="T49">I </text:span></text:span></text:a><text:span text:style-name="Internet_20_link"><text:span text:style-name="T43">-</text:span></text:span><text:span text:style-name="Internet_20_link"><text:span text:style-name="T48">Configuration fichier nrpe</text:span></text:span><text:span text:style-name="Internet_20_link"><text:span text:style-name="T45">................................................................................................................</text:span></text:span><text:span text:style-name="Internet_20_link"><text:span text:style-name="T40">3</text:span></text:span></text:p>
      <text:p text:style-name="P40"><text:span text:style-name="Internet_20_link"><text:span text:style-name="T39">II -</text:span></text:span><text:span text:style-name="Internet_20_link"><text:span text:style-name="T42">Script check_spam.py</text:span></text:span><text:span text:style-name="Internet_20_link"><text:span text:style-name="T47">......................</text:span></text:span><text:span text:style-name="Internet_20_link"><text:span text:style-name="T45">................................................................................................</text:span></text:span><text:span text:style-name="Internet_20_link"><text:span text:style-name="T41">4</text:span></text:span></text:p>
      <text:p text:style-name="P41"><text:span text:style-name="Internet_20_link"><text:span text:style-name="T39">III -</text:span></text:span><text:span text:style-name="Internet_20_link"><text:span text:style-name="T48">Configuration fichier .cfg</text:span></text:span><text:span text:style-name="Internet_20_link"><text:span text:style-name="T45">.........................................................................................................</text:span></text:span><text:span text:style-name="Internet_20_link"><text:span text:style-name="T44">5-12</text:span></text:span></text:p>
      <text:p text:style-name="P41"><text:span text:style-name="Internet_20_link"><text:span text:style-name="T45"><text:s text:c="5"/></text:span></text:span><text:span text:style-name="Internet_20_link"><text:span text:style-name="T39">III.1 -</text:span></text:span><text:span text:style-name="Internet_20_link"><text:span text:style-name="T48">Fichier commands.cfg</text:span></text:span><text:span text:style-name="Internet_20_link"><text:span text:style-name="T45">.........................................................................................................</text:span></text:span><text:span text:style-name="Internet_20_link"><text:span text:style-name="T44">5</text:span></text:span><text:span text:style-name="Internet_20_link"><text:span text:style-name="T41">-6</text:span></text:span></text:p>
      <text:p text:style-name="P41"><text:span text:style-name="Internet_20_link"><text:span text:style-name="T45"><text:s text:c="5"/></text:span></text:span><text:span text:style-name="Internet_20_link"><text:span text:style-name="T39">III.2 -</text:span></text:span><text:span text:style-name="Internet_20_link"><text:span text:style-name="T48">Fichier nagios,cfg</text:span></text:span><text:span text:style-name="Internet_20_link"><text:span text:style-name="T46">................................................................................................................</text:span></text:span><text:span text:style-name="Internet_20_link"><text:span text:style-name="T44">7-9</text:span></text:span></text:p>
      <text:p text:style-name="P41"><text:span text:style-name="Internet_20_link"><text:span text:style-name="T45"><text:s text:c="5"/></text:span></text:span><text:span text:style-name="Internet_20_link"><text:span text:style-name="T39">III.</text:span></text:span><text:span text:style-name="Internet_20_link"><text:span text:style-name="T42">3</text:span></text:span><text:span text:style-name="Internet_20_link"><text:span text:style-name="T39"> -</text:span></text:span><text:span text:style-name="Internet_20_link"><text:span text:style-name="T48">Fichier serveurprod,cfg</text:span></text:span><text:span text:style-name="Internet_20_link"><text:span text:style-name="T46">...................................................................................................</text:span></text:span><text:span text:style-name="Internet_20_link"><text:span text:style-name="T44">10-12</text:span></text:span></text:p>
      <text:p text:style-name="P4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41"><text:span text:style-name="Internet_20_link"><text:span text:style-name="T28">I</text:span></text:span><text:a xlink:type="simple" xlink:href="#__RefHeading___Toc105_1331172400" text:style-name="Internet_20_link" text:visited-style-name="Visited_20_Internet_20_Link"><text:span text:style-name="Internet_20_link"><text:span text:style-name="T49"> </text:span></text:span></text:a><text:span text:style-name="Internet_20_link"><text:span text:style-name="T30">-</text:span></text:span><text:span text:style-name="Internet_20_link"><text:span text:style-name="T33">Configuration fichier nrpe</text:span></text:span></text:p>
      <text:p text:style-name="P19"/>
      <text:p text:style-name="P19"/>
      <text:p text:style-name="P19">installation nagios core <text:span text:style-name="T10">+ plugins</text:span></text:p>
      <text:p text:style-name="P2">installation de nrpe</text:p>
      <text:p text:style-name="P2"/>
      <text:p text:style-name="P10">Dans /etc/nagios/nrpe.cfg</text:p>
      <text:p text:style-name="P10"/>
      <text:p text:style-name="P10">Ajouter ou modifier </text:p>
      <text:p text:style-name="P2"/>
      <text:p text:style-name="P2">allowed_hosts=192.168.0.2</text:p>
      <text:p text:style-name="P2"/>
      <text:p text:style-name="P2">dont_blame_nrpe=1</text:p>
      <text:p text:style-name="P2"/>
      <text:p text:style-name="P4">command[check_<text:span text:style-name="T20">users</text:span>]=/usr/lib/nagios/plugins/check_<text:span text:style-name="T20">users -w 2 -c 5</text:span></text:p>
      <text:p text:style-name="P2">command[check_load]=/usr/lib/nagios/plugins/check_load -r -w ,15,,10,,02 -c .30,.25,.20</text:p>
      <text:p text:style-name="P2">command[check_sda<text:span text:style-name="T9">1</text:span>]=/usr/lib/nagios/plugins/check_disk -u MB -w 20% -c 10% -p /<text:span text:style-name="T1">dev/</text:span><text:span text:style-name="T4">sda</text:span><text:span text:style-name="T5">1</text:span></text:p>
      <text:p text:style-name="P3"><text:span text:style-name="T5">command[check_sda6]=/usr/lib/nagios/plugins/check_disk -u MB -w 20% -c 10% -p /</text:span><text:span text:style-name="T2">dev/</text:span><text:span text:style-name="T5">sda6</text:span></text:p>
      <text:p text:style-name="P2">command[check__zombie_procs]=/usr/lib/nagios/plugins/check_procs -w 5 -c 10 -s Z</text:p>
      <text:p text:style-name="P2">command[check_mem]=/usr/lib/nagios/plugins/check_mem.pl -f -w 20 -c 10</text:p>
      <text:p text:style-name="P2">command[check_apt]=/usr/lib/nagios/plugins/check_apt</text:p>
      <text:p text:style-name="P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38"><text:span text:style-name="Internet_20_link"><text:span text:style-name="T32">II</text:span></text:span><text:span text:style-name="Internet_20_link"><text:span text:style-name="T31"> -</text:span></text:span><text:span text:style-name="Internet_20_link"><text:span text:style-name="T35">Script check_spam.py</text:span></text:span></text:p>
      <text:p text:style-name="P19"/>
      <text:p text:style-name="P19">Dans /<text:span text:style-name="T1">usr</text:span><text:span text:style-name="T4">/local/nagios/libexec créer le script check_spam.</text:span><text:span text:style-name="T6">py</text:span><text:span text:style-name="T4"> afin de v</text:span><text:span text:style-name="T6">é</text:span><text:span text:style-name="T4">rifier les commentaires wordpress du serveur de production.</text:span></text:p>
      <text:p text:style-name="P25"/>
      <text:p text:style-name="P15">Script check_spam,py</text:p>
      <text:p text:style-name="P15"/>
      <text:p text:style-name="P14">#!/usr/bin/python<text:line-break/># coding: utf8<text:line-break/>import re,sys,commands</text:p>
      <text:p text:style-name="P25"/>
      <text:p text:style-name="P25">command = "/usr/local/nagios/libexec/check_log -F /var/log/apache2/access.log -O oldlog -q 'POST /wp-comments-post.php HTTP/1.1' -w 9'"</text:p>
      <text:p text:style-name="P25"/>
      <text:p text:style-name="P25">result = commands.getstatusoutput(command)</text:p>
      <text:p text:style-name="P26">print(result)</text:p>
      <text:p text:style-name="P35"/>
      <text:p text:style-name="P25">result0 = bool(re.search("match=0;;;0", result[1]))<text:line-break/>result1 = bool(re.search("match=1;;;0", result[1]))<text:line-break/>result2 = bool(re.search("match=2;;;0", result[1]))<text:line-break/>result3 = bool(re.search("match=3;;;0", result[1]))<text:line-break/>result4 = bool(re.search("match=4;;;0", result[1]))<text:line-break/>result5 = bool(re.search("match=5;;;0", result[1]))<text:line-break/>result6 = bool(re.search("match=6;;;0", result[1]))<text:line-break/>result7 = bool(re.search("match=7;;;0", result[1]))<text:line-break/>result8 = bool(re.search("match=8;;;0", result[1]))<text:line-break/>result9 = bool(re.search("match=9;;;0", result[1]))</text:p>
      <text:p text:style-name="P25"/>
      <text:p text:style-name="P25"># Si un de ces résultats est True alors afficher dans l'interface web de Nagios<text:line-break/># de 0 à 3 commentaires en moins de 4 heures Nagios affichera OK<text:line-break/>if result0 or result1 or result2 or result3:<text:line-break/> <text:s text:c="3"/>print("OK:")<text:line-break/> <text:s text:c="3"/>print("moins de 4 commentaires") <text:line-break/> <text:s text:c="3"/>print("ces 4 dernières heures.")<text:line-break/> <text:s text:c="3"/>sys.exit(0)<text:line-break/># de 4 à 9 commentaires en moins de 4 heures Nagios affichera WARNING<text:line-break/>elif result4 or result5 or result6 or result7 or result8 or result9:<text:line-break/> <text:s text:c="3"/>print("WARNING")<text:line-break/> <text:s text:c="3"/>print("entre 4 et 9 commentaires")<text:line-break/> <text:s text:c="3"/>print("ces 4 dernières heures.")<text:line-break/> <text:s text:c="3"/>sys.exit(1)<text:line-break/># 10 ou plus Nagios affichera CRITICAL<text:line-break/>else:<text:line-break/> <text:s text:c="3"/>print("CRITICAL")<text:line-break/> <text:s text:c="3"/>print("plus de 10 commentaires")<text:line-break/> <text:s text:c="3"/>print("ces 4 dernières heures.")<text:line-break/> <text:s text:c="3"/>sys.exit(2)</text:p>
      <text:p text:style-name="P19"><text:soft-page-break/></text:p>
      <text:p text:style-name="P19"/>
      <text:p text:style-name="P30"/>
      <text:p text:style-name="P42"><text:span text:style-name="Internet_20_link"><text:span text:style-name="T29">III -</text:span></text:span><text:span text:style-name="Internet_20_link"><text:span text:style-name="T34">Configuration fichier .cfg</text:span></text:span></text:p>
      <text:p text:style-name="P18"/>
      <text:p text:style-name="P32"><text:span text:style-name="T50">C</text:span><text:span text:style-name="T9">réer le </text:span><text:span text:style-name="T10">r</text:span><text:span text:style-name="T50">é</text:span><text:span text:style-name="T10">pertoire</text:span><text:span text:style-name="T9"> opencr_conf dans /</text:span><text:span text:style-name="T2">usr</text:span><text:span text:style-name="T5">/local/nagios/ afin d’y mettre les fichier</text:span><text:span text:style-name="T7">s</text:span><text:span text:style-name="T5"> .cfg. </text:span></text:p>
      <text:p text:style-name="P32"><text:span text:style-name="T7">D</text:span><text:span text:style-name="T8">ans /</text:span><text:span text:style-name="T3">usr</text:span><text:span text:style-name="T8">local/nagios/etc/nagios.cfg</text:span></text:p>
      <text:p text:style-name="P28"/>
      <text:p text:style-name="P28"><text:span text:style-name="T50">A</text:span>jouter les lignes:</text:p>
      <text:p text:style-name="P28"/>
      <text:p text:style-name="P28">#CONFIG OPENCLASSROOMS</text:p>
      <text:p text:style-name="P28">cfg_dir=/usr/local/nagios/opencr_conf</text:p>
      <text:p text:style-name="P27"/>
      <text:p text:style-name="P31"><text:span text:style-name="T50">A</text:span>fin de ce référencer au nouveau r<text:span text:style-name="T50">é</text:span>pertoire créé.</text:p>
      <text:p text:style-name="P5"/>
      <text:p text:style-name="P32"><text:span text:style-name="T50">Dans</text:span><text:span text:style-name="T10"> le r</text:span><text:span text:style-name="T50">é</text:span><text:span text:style-name="T10">pertoire opencr_conf créer les fichiers:</text:span></text:p>
      <text:p text:style-name="P31"/>
      <text:p text:style-name="P32"><text:span text:style-name="T10">commands.cfg # </text:span><text:span text:style-name="T11">d</text:span><text:span text:style-name="T50">é</text:span><text:span text:style-name="T11">finition des commandes avec les plugins utilisés pour les sondes</text:span></text:p>
      <text:p text:style-name="P31">nagios.cfg <text:s/>#<text:span text:style-name="T11">sondes pour le serveur nagios</text:span></text:p>
      <text:p text:style-name="P43"><text:span text:style-name="Internet_20_link"><text:span text:style-name="T24">serveurprod.cfg #</text:span></text:span><text:span text:style-name="Internet_20_link"><text:span text:style-name="T25">sondes pour le serveur de production</text:span></text:span></text:p>
      <text:p text:style-name="P42"><text:span text:style-name="Internet_20_link"><text:span text:style-name="T36"/></text:span></text:p>
      <text:p text:style-name="P42"><text:span text:style-name="Internet_20_link"><text:span text:style-name="T36"/></text:span></text:p>
      <text:p text:style-name="P42"><text:span text:style-name="Internet_20_link"><text:span text:style-name="T36">III.1 -</text:span></text:span><text:span text:style-name="Internet_20_link"><text:span text:style-name="T38">Fichier commands.cfg</text:span></text:span></text:p>
      <text:p text:style-name="P17"/>
      <text:p text:style-name="P16"/>
      <text:p text:style-name="P16">commands.cfg</text:p>
      <text:p text:style-name="P21"/>
      <text:p text:style-name="P49">define command {</text:p>
      <text:p text:style-name="P49"><text:tab/><text:tab/>command_name check-ping</text:p>
      <text:p text:style-name="P49"><text:tab/><text:tab/>command_line $USER1$/check_ping -H $HOSTADDRESS$ -w 40,40% -c 60,60%</text:p>
      <text:p text:style-name="P49">}</text:p>
      <text:p text:style-name="P52"/>
      <text:p text:style-name="P49">define command {</text:p>
      <text:p text:style-name="P49"><text:tab/><text:tab/>command_name check-ssh</text:p>
      <text:p text:style-name="P49"><text:tab/><text:tab/>command_line $USER1$/check_ssh -4 -H $HOSTADDRESS$</text:p>
      <text:p text:style-name="P49">}</text:p>
      <text:p text:style-name="P52"/>
      <text:p text:style-name="P49">define command {</text:p>
      <text:p text:style-name="P49"><text:tab/><text:tab/>command_name check-http</text:p>
      <text:p text:style-name="P50"><text:tab/><text:tab/>command_line $USER1$/check_http -H $HOSTADDRESS$ -w 1 <text:s/>-u $ARG1$ -a $ARG2$ -m $ARG3$</text:p>
      <text:p text:style-name="P49">}</text:p>
      <text:p text:style-name="P53"/>
      <text:p text:style-name="P49">define command {</text:p>
      <text:p text:style-name="P49"><text:tab/><text:tab/>command_name check_nrpe</text:p>
      <text:p text:style-name="P49"><text:tab/><text:tab/>command_line $USER1$/check_nrpe -H $HOSTADDRESS$ -c $ARG1$</text:p>
      <text:p text:style-name="P49">}</text:p>
      <text:p text:style-name="P53"/>
      <text:p text:style-name="P49"/>
      <text:p text:style-name="P49"><text:soft-page-break/></text:p>
      <text:p text:style-name="P49"/>
      <text:p text:style-name="P49">define command {</text:p>
      <text:p text:style-name="P49"><text:tab/><text:tab/>command_name check_disk</text:p>
      <text:p text:style-name="P49"><text:tab/><text:tab/>command_line $USER1$/check_disk -<text:span text:style-name="T14">w</text:span> <text:span text:style-name="T14">2</text:span>0% -c <text:span text:style-name="T14">1</text:span>0% <text:span text:style-name="T14">$ARG1$</text:span></text:p>
      <text:p text:style-name="P49">}</text:p>
      <text:p text:style-name="P53"/>
      <text:p text:style-name="P49">define command {</text:p>
      <text:p text:style-name="P49"><text:tab/><text:tab/>command_name check-<text:span text:style-name="T14">mem</text:span></text:p>
      <text:p text:style-name="P49"><text:tab/><text:tab/>command_line $USER1$/check_<text:span text:style-name="T14">nrpe</text:span> -H $HOSTADDRESS$ -c <text:span text:style-name="T14">check_mem</text:span></text:p>
      <text:p text:style-name="P49">}</text:p>
      <text:p text:style-name="P53"/>
      <text:p text:style-name="P49">define command {</text:p>
      <text:p text:style-name="P49"><text:tab/><text:tab/>command_name check-<text:span text:style-name="T14">mem-nagios</text:span></text:p>
      <text:p text:style-name="P49"><text:tab/><text:tab/>command_line $USER1$/<text:span text:style-name="T14">custom_check_mem</text:span> -w <text:span text:style-name="T14">20 </text:span>-c <text:span text:style-name="T14">10</text:span></text:p>
      <text:p text:style-name="P49">}</text:p>
      <text:p text:style-name="P53"/>
      <text:p text:style-name="P49">define command {</text:p>
      <text:p text:style-name="P49"><text:tab/><text:tab/>command_name check_<text:span text:style-name="T14">zombie_procs</text:span></text:p>
      <text:p text:style-name="P54"><text:span text:style-name="T12"><text:tab/><text:tab/>command_line $USER1$/check_</text:span><text:span text:style-name="T13">nrpe</text:span><text:span text:style-name="T12"> -H $HOSTADDRESS$ <text:s/>-c </text:span><text:span text:style-name="T13">check_zombie_procs</text:span></text:p>
      <text:p text:style-name="P49">}</text:p>
      <text:p text:style-name="P53"/>
      <text:p text:style-name="P51">define command {</text:p>
      <text:p text:style-name="P55"><text:span text:style-name="T12"><text:tab/><text:tab/>command_name check_</text:span><text:span text:style-name="T13">load</text:span></text:p>
      <text:p text:style-name="P55"><text:span text:style-name="T12"><text:tab/><text:tab/>command_line $USER1$/check_</text:span><text:span text:style-name="T13">nrpe</text:span><text:span text:style-name="T12"> -H $HOSTADDRESS$ -c </text:span><text:span text:style-name="T13">check_load</text:span></text:p>
      <text:p text:style-name="P51">}</text:p>
      <text:p text:style-name="P51"/>
      <text:p text:style-name="P51">define command {</text:p>
      <text:p text:style-name="P51"><text:tab/><text:tab/>command_name check_<text:span text:style-name="T14">spam</text:span></text:p>
      <text:p text:style-name="P55"><text:span text:style-name="T12"><text:tab/><text:tab/>command_line $USER1$/check_</text:span><text:span text:style-name="T13">spam.py</text:span></text:p>
      <text:p text:style-name="P51">}</text:p>
      <text:p text:style-name="P51"/>
      <text:p text:style-name="P51">define command {</text:p>
      <text:p text:style-name="P55"><text:span text:style-name="T12"><text:tab/><text:tab/>command_name check_</text:span><text:span text:style-name="T13">users</text:span></text:p>
      <text:p text:style-name="P55"><text:span text:style-name="T12"><text:tab/><text:tab/>command_line $USER1$/check_</text:span><text:span text:style-name="T13">nrpe</text:span><text:span text:style-name="T12"> -H $HOSTADDRESS$ -c </text:span><text:span text:style-name="T13">check_users</text:span></text:p>
      <text:p text:style-name="P51">}</text:p>
      <text:p text:style-name="P51"/>
      <text:p text:style-name="P51">define command {</text:p>
      <text:p text:style-name="P51"><text:tab/><text:tab/>command_name check_<text:span text:style-name="T14">apt</text:span></text:p>
      <text:p text:style-name="P55"><text:span text:style-name="T12"><text:tab/><text:tab/>command_line $USER1$/check_</text:span><text:span text:style-name="T13">nrpe </text:span><text:span text:style-name="T12">-H $HOSTADDRESS$ -c </text:span><text:span text:style-name="T13">check_apt</text:span></text:p>
      <text:p text:style-name="P51">}</text:p>
      <text:p text:style-name="P53"/>
      <text:p text:style-name="P52"/>
      <text:p text:style-name="P8"/>
      <text:p text:style-name="P8"/>
      <text:p text:style-name="P8"/>
      <text:p text:style-name="P42"><text:span text:style-name="Internet_20_link"><text:span text:style-name="T36"/></text:span></text:p>
      <text:p text:style-name="P42"><text:span text:style-name="Internet_20_link"><text:span text:style-name="T36"/></text:span></text:p>
      <text:p text:style-name="P42"><text:soft-page-break/><text:span text:style-name="Internet_20_link"><text:span text:style-name="T36"/></text:span></text:p>
      <text:p text:style-name="P42"><text:span text:style-name="Internet_20_link"><text:span text:style-name="T36"/></text:span></text:p>
      <text:p text:style-name="P42"><text:span text:style-name="Internet_20_link"><text:span text:style-name="T36">III.2 -</text:span></text:span><text:span text:style-name="Internet_20_link"><text:span text:style-name="T38">Fichier nagios.cfg</text:span></text:span></text:p>
      <text:p text:style-name="P8"/>
      <text:p text:style-name="P8">nagios.cfg</text:p>
      <text:p text:style-name="P8"/>
      <text:p text:style-name="P11">define host {</text:p>
      <text:p text:style-name="P11"><text:tab/>host_name<text:tab/><text:tab/>Nagios Serveur</text:p>
      <text:p text:style-name="P46"><text:tab/><text:span text:style-name="T51">description</text:span><text:tab/><text:tab/>192.168.0.2</text:p>
      <text:p text:style-name="P11"><text:tab/>contacts<text:tab/><text:tab/>nagiosadmin</text:p>
      <text:p text:style-name="P11"><text:tab/>max_check_attemps<text:tab/>3</text:p>
      <text:p text:style-name="P11"><text:tab/>parents<text:tab/><text:tab/><text:tab/>localhost</text:p>
      <text:p text:style-name="P11">}</text:p>
      <text:p text:style-name="P11"/>
      <text:p text:style-name="P11">define service {</text:p>
      <text:p text:style-name="P11"><text:tab/>host_name<text:tab/><text:tab/>Nagios Serveur</text:p>
      <text:p text:style-name="P46"><text:tab/><text:span text:style-name="T51">description</text:span><text:tab/><text:tab/>Ping</text:p>
      <text:p text:style-name="P11"><text:tab/>contacts<text:tab/><text:tab/>check-pring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8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SSH</text:span></text:p>
      <text:p text:style-name="P22"><text:span text:style-name="T15"><text:tab/>contacts<text:tab/><text:tab/>check-</text:span><text:span text:style-name="T16">ssh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6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HTTP</text:span></text:p>
      <text:p text:style-name="P22"><text:span text:style-name="T15"><text:tab/>contacts<text:tab/><text:tab/>check-</text:span><text:span text:style-name="T16">http!/</text:span><text:span text:style-name="T17">nagios/main,php!nagiosadmin:pass!8220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Espace disque SDA1</text:span></text:p>
      <text:p text:style-name="P22"><text:span text:style-name="T15"><text:tab/>contacts<text:tab/><text:tab/>check-</text:span><text:span text:style-name="T16">disk!/dev/sda1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Espace disque SDA6</text:span></text:p>
      <text:p text:style-name="P22"><text:span text:style-name="T15"><text:tab/>contacts<text:tab/><text:tab/>check-</text:span><text:span text:style-name="T16">disk!/dev/sda6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Memory Nagios</text:span></text:p>
      <text:p text:style-name="P22"><text:span text:style-name="T15"><text:tab/>contacts<text:tab/><text:tab/>check-</text:span><text:span text:style-name="T16">mem-nagios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Zombie Procs</text:span></text:p>
      <text:p text:style-name="P22"><text:span text:style-name="T15"><text:tab/>contacts<text:tab/><text:tab/>check_</text:span><text:span text:style-name="T16">zombie_procs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CPU LOAD</text:span></text:p>
      <text:p text:style-name="P22"><text:span text:style-name="T15"><text:tab/>contacts<text:tab/><text:tab/>check_</text:span><text:span text:style-name="T16">load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define service {</text:p>
      <text:p text:style-name="P11"><text:tab/>host_name<text:tab/><text:tab/>Nagios Serveur</text:p>
      <text:p text:style-name="P45"><text:span text:style-name="T15"><text:tab/></text:span><text:span text:style-name="T18">description</text:span><text:span text:style-name="T15"><text:tab/><text:tab/></text:span><text:span text:style-name="T16">USERS</text:span></text:p>
      <text:p text:style-name="P22"><text:span text:style-name="T15"><text:tab/>contacts<text:tab/><text:tab/>check_</text:span><text:span text:style-name="T16">users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11"/>
      <text:p text:style-name="P11">define service {</text:p>
      <text:p text:style-name="P11"><text:tab/>host_name<text:tab/><text:tab/>Nagios Serveur</text:p>
      <text:p text:style-name="P22"><text:span text:style-name="T15"><text:tab/></text:span><text:span text:style-name="T18">description</text:span><text:span text:style-name="T15"><text:tab/><text:tab/></text:span><text:span text:style-name="T16">Updates</text:span></text:p>
      <text:p text:style-name="P22"><text:span text:style-name="T15"><text:tab/>contacts<text:tab/><text:tab/>check_</text:span><text:span text:style-name="T16">apt</text:span></text:p>
      <text:p text:style-name="P11"><text:tab/>max_check_attemps<text:tab/>3</text:p>
      <text:p text:style-name="P11"><text:tab/>check_period<text:tab/><text:tab/>24x7</text:p>
      <text:p text:style-name="P11"><text:tab/>notification_period<text:tab/>24x7</text:p>
      <text:p text:style-name="P11">}</text:p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2"><text:span text:style-name="Internet_20_link"><text:span text:style-name="T36"/></text:span></text:p>
      <text:p text:style-name="P42"><text:span text:style-name="Internet_20_link"><text:span text:style-name="T36"/></text:span></text:p>
      <text:p text:style-name="P42"><text:soft-page-break/><text:span text:style-name="Internet_20_link"><text:span text:style-name="T36"/></text:span></text:p>
      <text:p text:style-name="P42"><text:span text:style-name="Internet_20_link"><text:span text:style-name="T36"/></text:span></text:p>
      <text:p text:style-name="P42"><text:span text:style-name="Internet_20_link"><text:span text:style-name="T36">III.</text:span></text:span><text:span text:style-name="Internet_20_link"><text:span text:style-name="T37">3</text:span></text:span><text:span text:style-name="Internet_20_link"><text:span text:style-name="T36"> -</text:span></text:span><text:span text:style-name="Internet_20_link"><text:span text:style-name="T38">Fichier serveurprod.cfg</text:span></text:span></text:p>
      <text:p text:style-name="P9"/>
      <text:p text:style-name="P9">serveurprod,cfg</text:p>
      <text:p text:style-name="P9"/>
      <text:p text:style-name="P12">define host {</text:p>
      <text:p text:style-name="P23"><text:span text:style-name="T15"><text:tab/>host_name<text:tab/><text:tab/></text:span><text:span text:style-name="T16">Serveur Prod</text:span></text:p>
      <text:p text:style-name="P13"><text:tab/>alias<text:tab/><text:tab/><text:tab/>Wordpress</text:p>
      <text:p text:style-name="P12"><text:tab/>address<text:tab/><text:tab/>192.168.0.<text:span text:style-name="T19">1</text:span></text:p>
      <text:p text:style-name="P12"><text:tab/>contacts<text:tab/><text:tab/>nagiosadmin</text:p>
      <text:p text:style-name="P12"><text:tab/>max_check_attemps<text:tab/>3</text:p>
      <text:p text:style-name="P12">}</text:p>
      <text:p text:style-name="P6"/>
      <text:p text:style-name="P12">define service {</text:p>
      <text:p text:style-name="P12"><text:tab/>host_name<text:tab/><text:tab/><text:span text:style-name="T19">Serveur Prod</text:span></text:p>
      <text:p text:style-name="P12"><text:tab/>address<text:tab/><text:tab/>Ping</text:p>
      <text:p text:style-name="P12"><text:tab/>contacts<text:tab/><text:tab/>check-pring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9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SSH</text:span></text:p>
      <text:p text:style-name="P23"><text:span text:style-name="T15"><text:tab/>contacts<text:tab/><text:tab/>check-</text:span><text:span text:style-name="T16">ssh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7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HTTP</text:span></text:p>
      <text:p text:style-name="P24"><text:span text:style-name="T15"><text:tab/>contacts<text:tab/><text:tab/>check-</text:span><text:span text:style-name="T16">http!</text:span><text:span text:style-name="T17">/wordpress/!admin:admin!8460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Espace disque SDA2</text:span></text:p>
      <text:p text:style-name="P23"><text:span text:style-name="T15"><text:tab/>contacts<text:tab/><text:tab/>check_</text:span><text:span text:style-name="T16">nrpe!check_sda2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Memory Serveur Prod</text:span></text:p>
      <text:p text:style-name="P23"><text:span text:style-name="T15"><text:tab/>contacts<text:tab/><text:tab/>check-</text:span><text:span text:style-name="T16">mem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Zombie Procs</text:span></text:p>
      <text:p text:style-name="P23"><text:span text:style-name="T15"><text:tab/>contacts<text:tab/><text:tab/>check_</text:span><text:span text:style-name="T16">zombie_procs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CPU LOAD</text:span></text:p>
      <text:p text:style-name="P23"><text:span text:style-name="T15"><text:tab/>contacts<text:tab/><text:tab/>check_</text:span><text:span text:style-name="T16">load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USERS</text:span></text:p>
      <text:p text:style-name="P23"><text:span text:style-name="T15"><text:tab/>contacts<text:tab/><text:tab/>check_</text:span><text:span text:style-name="T16">users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Updates</text:span></text:p>
      <text:p text:style-name="P23"><text:span text:style-name="T15"><text:tab/>contacts<text:tab/><text:tab/>check_</text:span><text:span text:style-name="T16">apt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12"/>
      <text:p text:style-name="P12">define service {</text:p>
      <text:p text:style-name="P12"><text:tab/>host_name<text:tab/><text:tab/><text:span text:style-name="T19">Serveur Prod</text:span></text:p>
      <text:p text:style-name="P23"><text:span text:style-name="T15"><text:tab/>address<text:tab/><text:tab/></text:span><text:span text:style-name="T16">Spam</text:span></text:p>
      <text:p text:style-name="P23"><text:span text:style-name="T15"><text:tab/>contacts<text:tab/><text:tab/>check_</text:span><text:span text:style-name="T16">spam</text:span></text:p>
      <text:p text:style-name="P12"><text:tab/>max_check_attemps<text:tab/>3</text:p>
      <text:p text:style-name="P12"><text:tab/>check_period<text:tab/><text:tab/>24x7</text:p>
      <text:p text:style-name="P12"><text:tab/>notification_period<text:tab/>24x7</text:p>
      <text:p text:style-name="P12">}</text:p>
      <text:p text:style-name="P6"/>
      <text:p text:style-name="P6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3:59:18.869000000</meta:creation-date>
    <dc:date>2021-02-09T23:37:41.732000000</dc:date>
    <meta:editing-duration>PT1H9M43S</meta:editing-duration>
    <meta:editing-cycles>6</meta:editing-cycles>
    <meta:generator>LibreOffice/6.4.3.2$Windows_X86_64 LibreOffice_project/747b5d0ebf89f41c860ec2a39efd7cb15b54f2d8</meta:generator>
    <meta:document-statistic meta:table-count="0" meta:image-count="0" meta:object-count="0" meta:page-count="12" meta:paragraph-count="274" meta:word-count="895" meta:character-count="8534" meta:non-whitespace-character-count="7564"/>
  </office:meta>
</office:document-meta>
</file>